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20000002000003F4000000C03C0A8D99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5.254cm" svg:x="1.126cm" svg:y="7.956cm">
          <draw:image xlink:href="Pictures/20000002000003F4000000C03C0A8D99.eps" xlink:type="simple" xlink:show="embed" xlink:actuate="onLoad">
            <text:p/>
          </draw:image>
        </draw:frame>
        <draw:custom-shape draw:style-name="gr2" draw:text-style-name="P1" draw:layer="layout" svg:width="4.3cm" svg:height="2.8cm" svg:x="1.1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1.5cm" svg:y="10.6cm">
          <text:p text:style-name="P1">QUERY</text:p>
          <text:p text:style-name="P1">Filt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cm" svg:height="2cm" svg:x="12.6cm" svg:y="10.5cm">
          <text:p text:style-name="P1">QUERY</text:p>
          <text:p text:style-name="P1">Conversi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e Malagoli</meta:initial-creator>
    <meta:creation-date>2010-12-09T16:20:33</meta:creation-date>
    <dc:date>2010-12-09T19:55:16</dc:date>
    <dc:creator>Davide Malagoli</dc:creator>
    <meta:editing-duration>PT03H19M33S</meta:editing-duration>
    <meta:editing-cycles>1</meta:editing-cycles>
    <meta:document-statistic meta:object-count="4"/>
    <meta:generator>OpenOffice.org/3.2$Linux OpenOffice.org_project/320m12$Build-9483</meta:generator>
  </office:meta>
</office:document-meta>
</file>